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sv" fo:country="SE"/>
    </style:style>
    <style:style style:name="P2" style:family="paragraph" style:parent-style-name="Standard">
      <style:text-properties fo:language="fi" fo:country="FI"/>
    </style:style>
    <style:style style:name="P3" style:family="paragraph" style:parent-style-name="Standard">
      <style:text-properties fo:font-size="10pt" fo:language="fi" fo:country="FI" style:font-size-asian="10pt" style:font-size-complex="10pt"/>
    </style:style>
    <style:style style:name="P4" style:family="paragraph" style:parent-style-name="paragraph">
      <style:paragraph-properties fo:margin-top="0cm" fo:margin-bottom="0cm" loext:contextual-spacing="false" style:vertical-align="baseline"/>
    </style:style>
    <style:style style:name="P5" style:family="paragraph" style:parent-style-name="paragraph">
      <style:paragraph-properties fo:margin-top="0cm" fo:margin-bottom="0cm" loext:contextual-spacing="false" style:vertical-align="baseline"/>
      <style:text-properties style:font-name="Calibri" fo:font-size="11pt" style:font-size-asian="11pt" style:font-name-complex="Calibri1" style:font-size-complex="11pt"/>
    </style:style>
    <style:style style:name="P6" style:family="paragraph" style:parent-style-name="paragraph">
      <style:paragraph-properties fo:margin-top="0cm" fo:margin-bottom="0cm" loext:contextual-spacing="false" fo:text-align="justify" style:justify-single-word="false" style:vertical-align="baseline"/>
      <style:text-properties style:font-name="Calibri" fo:font-size="11pt" style:font-size-asian="11pt" style:font-name-complex="Calibri1" style:font-size-complex="11pt"/>
    </style:style>
    <style:style style:name="P7" style:family="paragraph" style:parent-style-name="paragraph">
      <style:paragraph-properties fo:margin-top="0cm" fo:margin-bottom="0cm" loext:contextual-spacing="false" fo:text-align="justify" style:justify-single-word="false" style:vertical-align="baseline"/>
    </style:style>
    <style:style style:name="P8" style:family="paragraph" style:parent-style-name="paragraph" style:master-page-name="Standard">
      <style:paragraph-properties fo:margin-top="0cm" fo:margin-bottom="0cm" loext:contextual-spacing="false" style:page-number="auto" style:vertical-align="baseline"/>
    </style:style>
    <style:style style:name="T1" style:family="text">
      <style:text-properties style:font-name="Calibri" fo:font-size="11pt" fo:font-weight="bold" style:font-size-asian="11pt" style:font-weight-asian="bold" style:font-name-complex="Calibri1" style:font-size-complex="11pt"/>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fo:language="nb" fo:country="NO" style:font-size-asian="11pt" style:font-name-complex="Calibri1" style:font-size-complex="11pt"/>
    </style:style>
    <style:style style:name="T4" style:family="text">
      <style:text-properties style:font-name="Calibri" fo:font-size="10pt" fo:language="fi" fo:country="none" style:font-name-asian="Calibri1" style:font-size-asian="10pt" style:font-name-complex="Calibri1" style:font-size-complex="10pt"/>
    </style:style>
    <style:style style:name="T5" style:family="text">
      <style:text-properties style:font-name="Calibri" fo:language="fi" fo:country="none" style:font-name-asian="Calibri1" style:font-name-complex="Calibri1"/>
    </style:style>
    <style:style style:name="T6" style:family="text">
      <style:text-properties style:font-name="Segoe UI" fo:font-size="9pt" style:font-size-asian="9pt" style:font-name-complex="Segoe UI1" style:font-size-complex="9pt"/>
    </style:style>
    <style:style style:name="T7" style:family="text">
      <style:text-properties fo:language="sv" fo:country="SE"/>
    </style:style>
    <style:style style:name="T8" style:family="text">
      <style:text-properties fo:language="fi" fo:country="FI"/>
    </style:style>
    <style:style style:name="T9" style:family="text">
      <style:text-properties fo:font-size="10pt" fo:language="fi" fo:country="FI" style:font-size-asian="10pt" style:font-size-complex="10pt"/>
    </style:style>
    <style:style style:name="T10" style:family="text">
      <style:text-properties style:font-name="Times New Roman" fo:font-size="12pt" fo:language="fi" fo:country="FI"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GoBack"/><text:span text:style-name="normaltextrun"><text:span text:style-name="T1">Intervjuförfrågan</text:span></text:span></text:p>
      <text:p text:style-name="P5"><text:span text:style-name="normaltextrun"/></text:p>
      <text:p text:style-name="P4"><text:span text:style-name="normaltextrun"><text:span text:style-name="T2">Hej!</text:span></text:span></text:p>
      <text:p text:style-name="P4"><text:span text:style-name="eop"><text:span text:style-name="T2"> </text:span></text:span></text:p>
      <text:p text:style-name="P7"><text:span text:style-name="normaltextrun"><text:span text:style-name="T2">Vi har startat projektet «Samverkansplattform för minoritetsspråk på Nordkalotten». Målet är att inrätta ett samverkansforum för minoritetsspråken meänkieli och kvänska. Detta kommer att kunna bidra till att skapa former och strukturer för kompetensutveckling, och revitalisera samarbete inom utbildning, kultur och näringsliv.  Projektet skall kartlägga behov och möjligheter för översättarutbildning och -nätverk. I dag finns ingen fortbildning för översättare. Med hjälp av detta projekt önskar vi finna lösningar till bristen på kvalificerade översättare. Bland annat vill vi genom förstudien arbeta för att skapa förutsättningar för de som är intresserade att få mer kunskap om översättningsarbete på dessa två minoritetsspråk. </text:span></text:span></text:p>
      <text:p text:style-name="P6"><text:span text:style-name="normaltextrun"/></text:p>
      <text:p text:style-name="P7"><text:span text:style-name="normaltextrun"><text:span text:style-name="T1">Projektet är nu i processen att samla in synpunkter och erfarenheter från yrkesprofessionella inom meänkieli och översättning generellt. </text:span></text:span><text:span text:style-name="normaltextrun"><text:span text:style-name="T2">Vi vill därför inbjuda dig till att delta i en intervju.</text:span></text:span><text:span text:style-name="normaltextrun"><text:span text:style-name="T1"> Är du intresserad av detta? I så fall svara gärna på detta mail så hör vi av oss för att bestämma en tid. </text:span></text:span></text:p>
      <text:p text:style-name="P4"><text:span text:style-name="eop"><text:span text:style-name="T2"> </text:span></text:span></text:p>
      <text:p text:style-name="P4"><text:span text:style-name="normaltextrun"><text:span text:style-name="T2">Tack för att du tar dig tid!</text:span></text:span></text:p>
      <text:p text:style-name="P4"><text:span text:style-name="eop"><text:span text:style-name="T2"> </text:span></text:span></text:p>
      <text:p text:style-name="P4"><text:span text:style-name="normaltextrun"><text:span text:style-name="T3">Med vänliga hälsningar</text:span></text:span></text:p>
      <text:p text:style-name="Standard"/>
      <text:p text:style-name="Standard"/>
      <text:p text:style-name="Standard"/>
      <text:p text:style-name="Standard">Logoene til oss her</text:p>
      <text:p text:style-name="Standard"/>
      <text:p text:style-name="Standard"><text:s text:c="114"/>Dato her</text:p>
      <text:p text:style-name="Standard"/>
      <text:p text:style-name="Standard">Hei!</text:p>
      <text:p text:style-name="Standard">Vi har startet prosjektet «Samarbeidsplattform for minoritetsspråk på Nordkalotten». Målet er å få i stand et samarbeidsforum for minoritetsspråkene meänkieli og kvensk. Dette vil kunne være med på å skape former og struktur for kompetanseutveksling, og revitalisere samarbeid innen utdanning, kultur og næringsliv. <text:s/>Prosjektet skal kartlegge behov og muligheter for oversetterutdanning og -nettverk. I dag fins ingen etterutdanning for oversettere. Ved hjelp av dette prosjektet ønsker vi å finne løsninger på mangelen av kvalifiserte oversettere. Blant annet vil vi etablere kurs for organisasjoner og ansatte i institusjoner som er interessert i å få mer kunnskap om oversettelsesarbeid på disse to minoritetsspråkene.</text:p>
      <text:p text:style-name="Standard">Vi håper du kan delta i denne kartleggingen, og du har tid og anledning til å svare på vedlagte spørsmål innen XXXXX</text:p>
      <text:p text:style-name="Standard"/>
      <text:p text:style-name="Standard"/>
      <text:p text:style-name="Standard">Takk for at du tar deg tid!</text:p>
      <text:p text:style-name="Standard"/>
      <text:p text:style-name="Standard"><text:soft-page-break/><text:span text:style-name="T7">Med hilsen</text:span></text:p>
      <text:p text:style-name="P1"/>
      <text:p text:style-name="P1"/>
      <text:p text:style-name="P1"/>
      <text:p text:style-name="Standard"><text:span text:style-name="T7">Stefan Aro <text:s text:c="44"/>Niina Kunnas <text:s text:c="41"/>Hilde Skanke</text:span></text:p>
      <text:p text:style-name="Standard">Övertorneå kommun <text:s text:c="25"/>Universitetet i Uleåborg <text:s text:c="22"/>Kvensk institut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ogoene til oss her</text:p>
      <text:p text:style-name="Standard"/>
      <text:p text:style-name="Standard"><text:s text:c="114"/><text:span text:style-name="T8">Dato her</text:span></text:p>
      <text:p text:style-name="P2"/>
      <text:p text:style-name="Standard"><text:span text:style-name="T8">H</text:span><text:span text:style-name="T9">ei!</text:span></text:p>
      <text:p text:style-name="Standard"><text:span text:style-name="T9">Met olema alkanheet prosjektin “Pohjaiskalootin minoriteettikieliin yhtheistyöplattformi”. Mooli oon saaha yhtheistyöfooruumin minoriteettikielile meänkieli ja kvääni. Tämä saattaa luoha tappoi ja struktuurii kompetansin vaihettelhuun, ja revitaliseerata yhtheistyötä koulutuksessa, kulttuurissa ja elatuskeinoelämässä. Prosjekti anttaa ylinäkymän tarpheista ja mahollisuuksista käänttääjäkoulutusta ja </text:span><text:span text:style-name="T4">kans se ette opastuthaan ihmishiin kekkä työtelhään sammoin assiitten kans.</text:span></text:p>
      <text:p text:style-name="Standard"><text:span text:style-name="T9">Tääpänä ei ole jälkikoulutusta käänttääjiitä varten. Tämän prosjektin avula toivoma ette hoksaama mitä tehhä ko vailuu kvalifiseerattui käänttääjiitä. Muun myötä met alama kursit organisasjuuniile ja institusjuuniitten työtelijöile, kekkä haluthaan oppiit enämen meänkielen ja kväänin kielen kääntämistyöstä.</text:span></text:p>
      <text:p text:style-name="Standard"><text:span text:style-name="T9">Toivoma ette saatat olla myötä laittamhaan tämän ylinäkymän, ja ette sinula oon aikkaa ja tillaa vastata kysymykshiin ennen <text:s/>XXXXX</text:span></text:p>
      <text:p text:style-name="P3"/>
      <text:p text:style-name="P3"/>
      <text:p text:style-name="Standard"><text:soft-page-break/><text:span text:style-name="T9">Kiitämä etukätheen sinun aijasta! </text:span></text:p>
      <text:p text:style-name="P2"/>
      <text:p text:style-name="Standard"><text:span text:style-name="T8">Tervheissii</text:span></text:p>
      <text:p text:style-name="P2"/>
      <text:p text:style-name="P2"/>
      <text:p text:style-name="P2"/>
      <text:p text:style-name="Standard"><text:span text:style-name="T5">Stefan Aro <text:s text:c="32"/></text:span><text:span text:style-name="T10"><text:s text:c="12"/>Niina Kunnas <text:s text:c="41"/>Hilde Skanke</text:span><text:span text:style-name="T5"> </text:span></text:p>
      <text:p text:style-name="Standard"><text:span text:style-name="T5">Mataringin </text:span><text:span text:style-name="T10">komuuni <text:s text:c="23"/>Oulun universiteetti <text:s text:c="29"/>Kainun institutti</text:span></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sv" fo:country="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ilde Skanke</meta:initial-creator>
    <dc:creator>Aili E.</dc:creator>
    <meta:editing-cycles>2</meta:editing-cycles>
    <meta:creation-date>2020-12-03T10:56:00</meta:creation-date>
    <dc:date>2020-12-03T10:56:00</dc:date>
    <meta:editing-duration>P0D</meta:editing-duration>
    <meta:generator>LibreOffice/6.4.6.2$Linux_X86_64 LibreOffice_project/40$Build-2</meta:generator>
    <meta:document-statistic meta:table-count="0" meta:image-count="0" meta:object-count="0" meta:page-count="3" meta:paragraph-count="28" meta:word-count="441" meta:character-count="3690" meta:non-whitespace-character-count="2767"/>
    <meta:user-defined meta:name="AppVersion">16.0000</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